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Roboto1" svg:font-family="Roboto" style:font-family-generic="system" style:font-pitch="variable"/>
    <style:font-face style:name="Segoe UI1" svg:font-family="'Segoe UI'" style:font-family-generic="system" style:font-pitch="variable"/>
  </office:font-face-decls>
  <office:automatic-styles>
    <style:style style:name="Table1" style:family="table">
      <style:table-properties style:width="6.4063in" fo:margin-left="0.0833in" fo:margin-top="0in" fo:margin-bottom="0in" table:align="left" style:writing-mode="lr-tb"/>
    </style:style>
    <style:style style:name="Table1.A" style:family="table-column">
      <style:table-column-properties style:column-width="2.0931in"/>
    </style:style>
    <style:style style:name="Table1.B" style:family="table-column">
      <style:table-column-properties style:column-width="2.1882in"/>
    </style:style>
    <style:style style:name="Table1.C" style:family="table-column">
      <style:table-column-properties style:column-width="2.12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none" fo:border-right="none" fo:border-top="none" fo:border-bottom="0.75pt solid #000000"/>
    </style:style>
    <style:style style:name="Table1.3" style:family="table-row">
      <style:table-row-properties style:min-row-height="0.2708in" fo:keep-together="auto"/>
    </style:style>
    <style:style style:name="Table1.A3" style:family="table-cell">
      <style:table-cell-properties fo:background-color="#fff2cc" fo:padding-left="0.075in" fo:padding-right="0.075in" fo:padding-top="0in" fo:padding-bottom="0in" fo:border="0.75pt solid #000000">
        <style:background-image/>
      </style:table-cell-properties>
    </style:style>
    <style:style style:name="Table1.A4" style:family="table-cell">
      <style:table-cell-properties fo:padding-left="0.075in" fo:padding-right="0.075in" fo:padding-top="0in" fo:padding-bottom="0in" fo:border-left="0.75pt solid #000000" fo:border-right="0.75pt solid #000000" fo:border-top="0.75pt solid #000000" fo:border-bottom="none"/>
    </style:style>
    <style:style style:name="Table1.A5" style:family="table-cell">
      <style:table-cell-properties fo:padding-left="0.075in" fo:padding-right="0.075in" fo:padding-top="0in" fo:padding-bottom="0in" fo:border-left="0.75pt solid #000000" fo:border-right="0.75pt solid #000000" fo:border-top="none" fo:border-bottom="none"/>
    </style:style>
    <style:style style:name="Table1.A6" style:family="table-cell">
      <style:table-cell-properties fo:padding-left="0.075in" fo:padding-right="0.075in" fo:padding-top="0in" fo:padding-bottom="0in" fo:border-left="0.75pt solid #000000" fo:border-right="0.75pt solid #000000" fo:border-top="none" fo:border-bottom="0.75pt solid #000000"/>
    </style:style>
    <style:style style:name="P1" style:family="paragraph" style:parent-style-name="normal">
      <style:paragraph-properties fo:line-height="108%"/>
    </style:style>
    <style:style style:name="P2" style:family="paragraph" style:parent-style-name="normal">
      <style:paragraph-properties fo:line-height="108%" fo:text-align="center" style:justify-single-word="false"/>
    </style:style>
    <style:style style:name="P3" style:family="paragraph" style:parent-style-name="normal">
      <style:paragraph-properties fo:line-height="100%" fo:text-align="justify" style:justify-single-word="false"/>
      <style:text-properties fo:color="#000000" style:font-name="Calibri" fo:font-size="12pt" style:font-name-asian="Calibri1" style:font-size-asian="12pt" style:font-name-complex="Calibri1" style:font-size-complex="12pt"/>
    </style:style>
    <style:style style:name="P4" style:family="paragraph" style:parent-style-name="normal">
      <style:paragraph-properties fo:text-align="justify" style:justify-single-word="false"/>
      <style:text-properties fo:color="#000000" style:font-name="Calibri" fo:font-size="12pt" style:font-name-asian="Calibri1" style:font-size-asian="12pt" style:font-name-complex="Calibri1" style:font-size-complex="12pt"/>
    </style:style>
    <style:style style:name="P5" style:family="paragraph" style:parent-style-name="normal">
      <style:paragraph-properties fo:line-height="108%"/>
      <style:text-properties style:font-name="Calibri" fo:font-size="12pt" style:font-name-asian="Calibri1" style:font-size-asian="12pt" style:font-name-complex="Calibri1" style:font-size-complex="12pt"/>
    </style:style>
    <style:style style:name="P6" style:family="paragraph" style:parent-style-name="normal">
      <style:paragraph-properties fo:line-height="108%"/>
      <style:text-properties fo:font-size="9pt" style:font-size-asian="9pt" style:font-size-complex="9pt"/>
    </style:style>
    <style:style style:name="P7" style:family="paragraph" style:parent-style-name="normal">
      <style:paragraph-properties fo:line-height="100%" fo:text-align="justify" style:justify-single-word="false"/>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fo:color="#202124" style:font-name="Roboto" fo:font-size="10.5pt" fo:font-style="italic" fo:font-weight="bold" style:font-name-asian="Roboto1" style:font-size-asian="10.5pt" style:font-style-asian="italic" style:font-weight-asian="bold" style:font-name-complex="Roboto1" style:font-size-complex="10.5pt"/>
    </style:style>
    <style:style style:name="P10" style:family="paragraph" style:parent-style-name="normal">
      <loext:graphic-properties draw:fill="none" draw:fill-color="#ffffff"/>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background-color="transparent" fo:padding="0in" fo:border="none" fo:keep-with-next="auto"/>
    </style:style>
    <style:style style:name="P11" style:family="paragraph" style:parent-style-name="normal">
      <loext:graphic-properties draw:fill="none" draw:fill-color="#ffffff"/>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style>
    <style:style style:name="P12" style:family="paragraph" style:parent-style-name="normal">
      <loext:graphic-properties draw:fill="none" draw:fill-color="#ffffff"/>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background-color="transparent" fo:padding="0in" fo:border="none" fo:keep-with-next="auto"/>
      <style:text-properties fo:color="#ffffff" fo:font-size="12pt" fo:font-weight="bold" style:font-size-asian="12pt" style:font-weight-asian="bold" style:font-size-complex="12pt" fo:background-color="#000000"/>
    </style:style>
    <style:style style:name="P13" style:family="paragraph" style:parent-style-name="normal">
      <loext:graphic-properties draw:fill="none" draw:fill-color="#ffffff"/>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background-color="transparent"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fo:background-color="#000000"/>
    </style:style>
    <style:style style:name="P14" style:family="paragraph" style:parent-style-name="normal">
      <loext:graphic-properties draw:fill="none" draw:fill-color="#ffffff"/>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background-color="transparent"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15" style:family="paragraph" style:parent-style-name="normal">
      <loext:graphic-properties draw:fill="none" draw:fill-color="#ffffff"/>
      <style:paragraph-properties fo:margin-left="0in" fo:margin-right="0in" fo:margin-top="0in" fo:margin-bottom="0.111in" loext:contextual-spacing="false" fo:line-height="100%" fo:text-align="justify" style:justify-single-word="false" fo:keep-together="auto" fo:orphans="2" fo:widows="2" fo:text-indent="0in" style:auto-text-indent="false" fo:break-before="auto" fo:break-after="auto" fo:background-color="transparent" fo:padding="0in" fo:border="none" fo:keep-with-next="auto"/>
      <style:text-properties fo:font-size="12pt" style:font-size-asian="12pt" style:font-size-complex="12pt"/>
    </style:style>
    <style:style style:name="P16" style:family="paragraph" style:parent-style-name="normal" style:list-style-name="WWNum11">
      <loext:graphic-properties draw:fill="none" draw:fill-color="#ffffff"/>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background-color="transparent" fo:padding="0in" fo:border="none" fo:keep-with-next="auto"/>
    </style:style>
    <style:style style:name="P17" style:family="paragraph" style:parent-style-name="normal" style:list-style-name="WWNum4">
      <loext:graphic-properties draw:fill="none" draw:fill-color="#ffffff"/>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18" style:family="paragraph" style:parent-style-name="normal" style:list-style-name="WWNum2">
      <loext:graphic-properties draw:fill="none" draw:fill-color="#ffffff"/>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19" style:family="paragraph" style:parent-style-name="normal" style:list-style-name="WWNum5">
      <loext:graphic-properties draw:fill="none" draw:fill-color="#ffffff"/>
      <style:paragraph-properties fo:margin-left="0.5in" fo:margin-right="0in" fo:margin-top="0in" fo:margin-bottom="0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20" style:family="paragraph" style:parent-style-name="normal" style:list-style-name="WWNum11">
      <loext:graphic-properties draw:fill="none" draw:fill-color="#ffffff"/>
      <style:paragraph-properties fo:margin-left="0.5in" fo:margin-right="0in" fo:margin-top="0in" fo:margin-bottom="0.111in" loext:contextual-spacing="false" fo:line-height="100%" fo:text-align="justify" style:justify-single-word="false" fo:keep-together="auto" fo:orphans="2" fo:widows="2" fo:text-indent="-0.25in" style:auto-text-indent="false" fo:break-before="auto" fo:break-after="auto" fo:background-color="transparent" fo:padding="0in" fo:border="none" fo:keep-with-next="auto"/>
    </style:style>
    <style:style style:name="P21" style:family="paragraph" style:parent-style-name="normal" style:list-style-name="WWNum2">
      <loext:graphic-properties draw:fill="none" draw:fill-color="#ffffff"/>
      <style:paragraph-properties fo:margin-left="0.5in" fo:margin-right="0in" fo:margin-top="0in" fo:margin-bottom="0.111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22" style:family="paragraph" style:parent-style-name="normal" style:list-style-name="WWNum5">
      <loext:graphic-properties draw:fill="none" draw:fill-color="#ffffff"/>
      <style:paragraph-properties fo:margin-left="0.5in" fo:margin-right="0in" fo:margin-top="0in" fo:margin-bottom="0.111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23" style:family="paragraph" style:parent-style-name="normal"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normal"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normal" style:list-style-name="WWNum9">
      <style:paragraph-properties fo:margin-left="0.5in" fo:margin-right="0in" fo:margin-top="0in" fo:margin-bottom="0in" loext:contextual-spacing="false" fo:line-height="100%" fo:text-indent="-0.25in" style:auto-text-indent="false"/>
    </style:style>
    <style:style style:name="P26" style:family="paragraph" style:parent-style-name="normal">
      <loext:graphic-properties draw:fill="none" draw:fill-color="#ffffff"/>
      <style:paragraph-properties fo:margin-left="0.75in" fo:margin-right="0in" fo:margin-top="0in" fo:margin-bottom="0.111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style>
    <style:style style:name="P27" style:family="paragraph" style:parent-style-name="normal">
      <loext:graphic-properties draw:fill="none" draw:fill-color="#ffffff"/>
      <style:paragraph-properties fo:margin-left="0.75in" fo:margin-right="0in" fo:margin-top="0in" fo:margin-bottom="0.111in" loext:contextual-spacing="false" fo:line-height="100%" fo:text-align="start" style:justify-single-word="false" fo:orphans="2" fo:widows="2" fo:text-indent="0in" style:auto-text-indent="false" fo:background-color="transparent" fo:padding="0in" fo:border="none"/>
      <style:text-properties officeooo:rsid="000ff2b3" officeooo:paragraph-rsid="000ff2b3"/>
    </style:style>
    <style:style style:name="P28" style:family="paragraph" style:parent-style-name="normal">
      <loext:graphic-properties draw:fill="none" draw:fill-color="#ffffff"/>
      <style:paragraph-properties fo:margin-left="0.25in" fo:margin-right="0in" fo:margin-top="0in" fo:margin-bottom="0.111in" loext:contextual-spacing="false" fo:line-height="100%" fo:text-align="justify" style:justify-single-word="false" fo:keep-together="auto" fo:orphans="2" fo:widows="2" fo:text-indent="0.5in" style:auto-text-indent="false" fo:break-before="auto" fo:break-after="auto" fo:background-color="transparent" fo:padding="0in" fo:border="none" fo:keep-with-next="auto"/>
    </style:style>
    <style:style style:name="P29" style:family="paragraph" style:parent-style-name="normal">
      <style:paragraph-properties fo:margin-top="0in" fo:margin-bottom="0in" loext:contextual-spacing="false" fo:line-height="100%" fo:text-align="justify" style:justify-single-word="false"/>
    </style:style>
    <style:style style:name="P30" style:family="paragraph" style:parent-style-name="normal">
      <style:paragraph-properties fo:margin-top="0in" fo:margin-bottom="0in" loext:contextual-spacing="false" fo:line-height="100%"/>
      <style:text-properties fo:font-size="12pt" style:font-size-asian="12pt" style:font-size-complex="12pt"/>
    </style:style>
    <style:style style:name="P31" style:family="paragraph" style:parent-style-name="normal" style:list-style-name="WWNum10">
      <style:paragraph-properties fo:margin-left="0.4374in" fo:margin-right="0in" fo:margin-top="0in" fo:margin-bottom="0in" loext:contextual-spacing="false" fo:line-height="100%" fo:text-align="justify" style:justify-single-word="false" fo:text-indent="-0.1874in" style:auto-text-indent="false"/>
    </style:style>
    <style:style style:name="P32" style:family="paragraph" style:parent-style-name="normal">
      <style:paragraph-properties fo:margin-left="0in" fo:margin-right="0in" fo:margin-top="0in" fo:margin-bottom="0in" loext:contextual-spacing="false" fo:line-height="100%" fo:text-align="justify" style:justify-single-word="false" fo:text-indent="0in" style:auto-text-indent="false"/>
    </style:style>
    <style:style style:name="P33" style:family="paragraph" style:parent-style-name="normal">
      <style:paragraph-properties fo:margin-left="0in" fo:margin-right="0in" fo:margin-top="0in" fo:margin-bottom="0in" loext:contextual-spacing="false" fo:line-height="100%" fo:text-indent="0in" style:auto-text-indent="false"/>
      <style:text-properties fo:font-size="12pt" style:font-size-asian="12pt" style:font-size-complex="12pt"/>
    </style:style>
    <style:style style:name="P34" style:family="paragraph" style:parent-style-name="normal" style:list-style-name="WWNum6">
      <style:paragraph-properties fo:margin-left="0.75in" fo:margin-right="0in" fo:margin-top="0in" fo:margin-bottom="0in" loext:contextual-spacing="false" fo:line-height="100%" fo:text-indent="0in" style:auto-text-indent="false"/>
    </style:style>
    <style:style style:name="P35" style:family="paragraph" style:parent-style-name="normal" style:list-style-name="WWNum8">
      <style:paragraph-properties fo:margin-left="0.75in" fo:margin-right="0in" fo:margin-top="0in" fo:margin-bottom="0in" loext:contextual-spacing="false" fo:line-height="100%" fo:text-indent="0in" style:auto-text-indent="false"/>
    </style:style>
    <style:style style:name="P36" style:family="paragraph" style:parent-style-name="normal" style:list-style-name="WWNum7">
      <style:paragraph-properties fo:margin-left="0.75in" fo:margin-right="0in" fo:margin-top="0in" fo:margin-bottom="0in" loext:contextual-spacing="false" fo:line-height="100%" fo:text-indent="0in" style:auto-text-indent="false"/>
    </style:style>
    <style:style style:name="P37" style:family="paragraph" style:parent-style-name="normal" style:list-style-name="WWNum3">
      <loext:graphic-properties draw:fill="none" draw:fill-color="#ffffff"/>
      <style:paragraph-properties fo:margin-left="1in" fo:margin-right="0in" fo:margin-top="0in" fo:margin-bottom="0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38" style:family="paragraph" style:parent-style-name="normal" style:list-style-name="WWNum4">
      <loext:graphic-properties draw:fill="none" draw:fill-color="#ffffff"/>
      <style:paragraph-properties fo:margin-left="1in" fo:margin-right="0in" fo:margin-top="0in" fo:margin-bottom="0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39" style:family="paragraph" style:parent-style-name="normal" style:list-style-name="WWNum4">
      <loext:graphic-properties draw:fill="none" draw:fill-color="#ffffff"/>
      <style:paragraph-properties fo:margin-left="1in" fo:margin-right="0in" fo:margin-top="0in" fo:margin-bottom="0.111in" loext:contextual-spacing="false" fo:line-height="108%" fo:text-align="justify" style:justify-single-word="false" fo:keep-together="auto" fo:orphans="2" fo:widows="2" fo:text-indent="-0.25in" style:auto-text-indent="false" fo:break-before="auto" fo:break-after="auto" fo:background-color="transparent" fo:padding="0in" fo:border="none" fo:keep-with-next="auto"/>
    </style:style>
    <style:style style:name="P40" style:family="paragraph" style:parent-style-name="normal" style:master-page-name="Standard">
      <style:paragraph-properties fo:line-height="115%" style:page-number="1"/>
      <style:text-properties fo:color="#000000" style:font-name="Arial" style:font-name-asian="Arial1" style:font-name-complex="Arial1"/>
    </style:style>
    <style:style style:name="T1" style:family="text">
      <style:text-properties style:font-name="Calibri" fo:font-size="12pt" fo:font-weight="bold" style:font-name-asian="Calibri1" style:font-size-asian="12pt" style:font-weight-asian="bold" style:font-name-complex="Calibri1" style:font-size-complex="12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8pt" fo:font-weight="bold" style:font-name-asian="Calibri1" style:font-size-asian="18pt" style:font-weight-asian="bold" style:font-name-complex="Calibri1" style:font-size-complex="18pt"/>
    </style:style>
    <style:style style:name="T4" style:family="text">
      <style:text-properties style:font-name="Calibri" fo:font-size="18pt" style:font-name-asian="Calibri1" style:font-size-asian="18pt" style:font-name-complex="Calibri1" style:font-size-complex="18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0ff2b3" fo:background-color="transparent" loext:char-shading-value="0"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bold" officeooo:rsid="000ff2b3" fo:background-color="transparent" loext:char-shading-value="0" style:font-name-asian="Calibri1" style:font-size-asian="12pt" style:font-style-asian="normal" style:font-weight-asian="bold" style:font-name-complex="Calibri1" style:font-size-complex="12pt" style:font-weight-complex="bold"/>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font-weight-complex="bold"/>
    </style:style>
    <style:style style:name="T10" style:family="text">
      <style:text-properties fo:font-variant="normal" fo:text-transform="none" fo:color="#000000" style:text-line-through-style="none" style:text-line-through-type="none" style:text-position="0% 100%" style:font-name="Calibri" fo:font-size="12pt" fo:font-style="italic" style:text-underline-style="none" fo:font-weight="bold" fo:background-color="transparent" loext:char-shading-value="0" style:font-name-asian="Calibri1" style:font-size-asian="12pt" style:font-style-asian="italic" style:font-weight-asian="bold" style:font-name-complex="Calibri1" style:font-size-complex="12pt"/>
    </style:style>
    <style:style style:name="T11" style:family="text">
      <style:text-properties fo:font-variant="normal" fo:text-transform="none" fo:color="#000000" style:text-line-through-style="none" style:text-line-through-type="none" style:text-position="0% 100%" style:font-name="Calibri" fo:font-size="12pt" fo:font-style="italic" style:text-underline-style="none" fo:font-weight="normal" fo:background-color="transparent" loext:char-shading-value="0" style:font-name-asian="Calibri1" style:font-size-asian="12pt" style:font-style-asian="italic" style:font-weight-asian="normal" style:font-name-complex="Calibri1" style:font-size-complex="12pt"/>
    </style:style>
    <style:style style:name="T12" style:family="text">
      <style:text-properties fo:font-variant="normal" fo:text-transform="none" fo:color="#0563c1" style:text-line-through-style="none" style:text-line-through-type="none" style:text-position="0% 100%" style:font-name="Calibri" fo:font-size="12pt" fo:font-style="normal" style:text-underline-style="solid" style:text-underline-width="auto" style:text-underline-color="font-color" fo:font-weight="normal" fo:background-color="transparent" loext:char-shading-value="0" style:font-name-asian="Calibri1" style:font-size-asian="12pt" style:font-style-asian="normal" style:font-weight-asian="normal" style:font-name-complex="Calibri1" style:font-size-complex="12pt"/>
    </style:style>
    <style:style style:name="T13" style:family="text">
      <style:text-properties fo:font-variant="normal" fo:text-transform="none" fo:color="#ffffff"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fo:background-color="#000000"/>
    </style:style>
    <style:style style:name="T14" style:family="text">
      <style:text-properties fo:font-variant="normal" fo:text-transform="none" fo:color="#ffffff"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5" style:family="text">
      <style:text-properties fo:font-variant="normal" fo:text-transform="none" fo:color="#4472c4"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16" style:family="text">
      <style:text-properties fo:font-variant="normal" fo:text-transform="none" fo:color="#4472c4"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7" style:family="text">
      <style:text-properties fo:font-variant="normal" fo:text-transform="none" fo:color="#c55911"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18" style:family="text">
      <style:text-properties fo:font-variant="normal" fo:text-transform="none" fo:color="#c55911"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9" style:family="text">
      <style:text-properties fo:font-variant="normal" fo:text-transform="none" fo:color="#c55911" style:text-line-through-style="none" style:text-line-through-type="none" style:text-position="0% 100%" style:font-name="Calibri" fo:font-size="12pt" fo:font-style="normal" style:text-underline-style="solid" style:text-underline-width="auto" style:text-underline-color="font-color" fo:font-weight="normal" fo:background-color="transparent" loext:char-shading-value="0" style:font-name-asian="Calibri1" style:font-size-asian="12pt" style:font-style-asian="normal" style:font-weight-asian="normal" style:font-name-complex="Calibri1" style:font-size-complex="12pt"/>
    </style:style>
    <style:style style:name="T20" style:family="text">
      <style:text-properties fo:font-variant="normal" fo:text-transform="none" fo:color="#c55911" style:text-line-through-style="none" style:text-line-through-type="none" style:text-position="0% 100%" style:font-name="Calibri" fo:font-size="12pt" fo:font-style="normal" style:text-underline-style="solid" style:text-underline-width="auto" style:text-underline-color="font-color" fo:font-weight="bold" fo:background-color="transparent" loext:char-shading-value="0" style:font-name-asian="Calibri1" style:font-size-asian="12pt" style:font-style-asian="normal" style:font-weight-asian="bold" style:font-name-complex="Calibri1" style:font-size-complex="12pt"/>
    </style:style>
    <style:style style:name="T21" style:family="text">
      <style:text-properties fo:font-size="12pt" style:font-size-asian="12pt" style:font-size-complex="12pt"/>
    </style:style>
    <style:style style:name="T22" style:family="text">
      <style:text-properties fo:font-size="12pt" style:text-underline-style="none"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ize="12pt" fo:font-style="italic" fo:font-weight="bold" style:font-size-asian="12pt" style:font-style-asian="italic" style:font-weight-asian="bold" style:font-size-complex="12pt"/>
    </style:style>
    <style:style style:name="T25" style:family="text">
      <style:text-properties fo:color="#000000" style:font-name="Calibri" fo:font-size="12pt" style:font-name-asian="Calibri1" style:font-size-asian="12pt" style:font-name-complex="Calibri1" style:font-size-complex="12pt"/>
    </style:style>
    <style:style style:name="T26" style:family="text">
      <style:text-properties fo:color="#000000" style:font-name="Calibri" fo:font-size="12pt" fo:font-weight="bold" style:font-name-asian="Calibri1" style:font-size-asian="12pt" style:font-weight-asian="bold" style:font-name-complex="Calibri1" style:font-size-complex="12pt"/>
    </style:style>
    <style:style style:name="T27" style:family="text">
      <style:text-properties fo:color="#4472c4" fo:font-size="12pt" fo:font-weight="bold" style:font-size-asian="12pt" style:font-weight-asian="bold" style:font-size-complex="12pt"/>
    </style:style>
    <style:style style:name="T28" style:family="text">
      <style:text-properties fo:color="#ffffff" fo:font-size="12pt" fo:font-weight="bold" style:font-size-asian="12pt" style:font-weight-asian="bold" style:font-size-complex="12pt" fo:background-color="#000000"/>
    </style:style>
    <style:style style:name="T29" style:family="text">
      <style:text-properties style:font-name="Quattrocento Sans" fo:font-size="9pt" style:font-name-asian="Quattrocento Sans1" style:font-size-asian="9pt" style:font-name-complex="Quattrocento Sans1" style:font-size-complex="9pt"/>
    </style:style>
    <style:style style:name="T30" style:family="text">
      <style:text-properties fo:color="#0563c1" style:font-name="Calibri" fo:font-size="12pt" style:text-underline-style="solid" style:text-underline-width="auto" style:text-underline-color="font-color" style:font-name-asian="Calibri1" style:font-size-asian="12pt" style:font-name-complex="Calibri1" style:font-size-complex="12pt"/>
    </style:style>
    <style:style style:name="T31" style:family="text">
      <style:text-properties fo:color="#2f5496" style:font-name="Calibri" fo:font-size="12pt" style:text-underline-style="solid" style:text-underline-width="auto" style:text-underline-color="font-color" style:font-name-asian="Calibri1" style:font-size-asian="12pt" style:font-name-complex="Calibri1" style:font-size-complex="12pt"/>
    </style:style>
    <style:style style:name="T32" style:family="text">
      <style:text-properties fo:color="#2f5496"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33" style:family="text">
      <style:text-properties fo:color="#2f5496" style:font-name="Calibri" fo:font-size="12pt" style:font-name-asian="Calibri1" style:font-size-asian="12pt" style:font-name-complex="Calibri1" style:font-size-complex="12pt"/>
    </style:style>
    <style:style style:name="T34" style:family="text">
      <style:text-properties fo:color="#2f5496" style:font-name="Calibri" fo:font-size="12pt" fo:font-weight="bold" style:font-name-asian="Calibri1" style:font-size-asian="12pt" style:font-weight-asian="bold" style:font-name-complex="Calibri1" style:font-size-complex="12pt"/>
    </style:style>
    <style:style style:name="T35" style:family="text">
      <style:text-properties fo:color="#343a40" style:font-name="Calibri" fo:font-size="12pt" fo:font-weight="bold" style:font-name-asian="Calibri1" style:font-size-asian="12pt" style:font-weight-asian="bold" style:font-name-complex="Calibri1" style:font-size-complex="12pt"/>
    </style:style>
    <style:style style:name="T36" style:family="text">
      <style:text-properties fo:color="#343a40" style:font-name="Calibri" fo:font-size="12pt" style:font-name-asian="Calibri1" style:font-size-asian="12pt" style:font-name-complex="Calibri1" style:font-size-complex="12pt"/>
    </style:style>
    <style:style style:name="T37" style:family="text">
      <style:text-properties fo:color="#202124" style:font-name="Roboto" fo:font-size="10.5pt" fo:font-style="italic" fo:font-weight="bold" style:font-name-asian="Roboto1" style:font-size-asian="10.5pt" style:font-style-asian="italic" style:font-weight-asian="bold" style:font-name-complex="Roboto1" style:font-size-complex="10.5pt"/>
    </style:style>
    <style:style style:name="T38" style:family="text">
      <style:text-properties officeooo:rsid="000ff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1"><text:span text:style-name="T1">Cybersecurity Lab, CSE3140</text:span><text:span text:style-name="T2"> </text:span></text:p>
          </table:table-cell>
        </table:table-row>
        <table:table-row table:style-name="Table1.1">
          <table:table-cell table:style-name="Table1.A2" office:value-type="string">
            <text:p text:style-name="P5"/>
          </table:table-cell>
          <table:table-cell table:style-name="Table1.A2" office:value-type="string">
            <text:p text:style-name="P6"/>
          </table:table-cell>
          <table:table-cell table:style-name="Table1.A2" office:value-type="string">
            <text:p text:style-name="P1"><text:span text:style-name="T1">Spring 2022</text:span></text:p>
            <text:p text:style-name="P5"/>
          </table:table-cell>
        </table:table-row>
        <table:table-row table:style-name="Table1.3">
          <table:table-cell table:style-name="Table1.A3" table:number-columns-spanned="3" office:value-type="string">
            <text:p text:style-name="P2"><text:span text:style-name="T3">Password Cracking</text:span></text:p>
          </table:table-cell>
          <table:covered-table-cell/>
          <table:covered-table-cell/>
        </table:table-row>
        <table:table-row table:style-name="Table1.1">
          <table:table-cell table:style-name="Table1.A4" table:number-columns-spanned="3" office:value-type="string">
            <text:p text:style-name="P1"><text:span text:style-name="T1">Section #:</text:span></text:p>
          </table:table-cell>
          <table:covered-table-cell/>
          <table:covered-table-cell/>
        </table:table-row>
        <table:table-row table:style-name="Table1.1">
          <table:table-cell table:style-name="Table1.A5" table:number-columns-spanned="3" office:value-type="string">
            <text:p text:style-name="P1"><text:span text:style-name="T1">Team #:</text:span></text:p>
          </table:table-cell>
          <table:covered-table-cell/>
          <table:covered-table-cell/>
        </table:table-row>
        <table:table-row table:style-name="Table1.1">
          <table:table-cell table:style-name="Table1.A6" table:number-columns-spanned="3" office:value-type="string">
            <text:p text:style-name="P1"><text:span text:style-name="T1">Names:</text:span></text:p>
          </table:table-cell>
          <table:covered-table-cell/>
          <table:covered-table-cell/>
        </table:table-row>
      </table:table>
      <text:p text:style-name="P7"/>
      <text:p text:style-name="P10"><text:span text:style-name="T5">Passwords </text:span><text:span text:style-name="T21">exist</text:span><text:span text:style-name="T5"> to be private —it is usually what you know/have to access an asset (a school system, bank account, website, service, etc.). If this private information is revealed by someone else, that person can have complete access to your data, which simply means losing some possessions or getting into trouble. In this project you will be learning about passwords and their role in the security ecosystem. </text:span></text:p>
      <text:p text:style-name="P10"><text:span text:style-name="T5">Creating an account and choosing the password is a critical task for you and the person who is trying to steal your password. Your goal when selecting a password should be to reduce, as far as possible, the likelihood that someone else can discover what it is. On the other hand, people want passwords to be memorizable and easy to type. Unfortunately, these goals often conflict; and many passwords are not too difficult to guess, especially if we can rapidly test many guesses (using a program). Furthermore, password files are often exposed; exposure of a password file of one site may cause exposure to another site, since users often use the same (or related) passwords in different sites and services. </text:span></text:p>
      <text:p text:style-name="P10"><text:span text:style-name="T7">The password that is simple for you is simple for the hacker to guess. If I wanted to break into an account belonging to someone I know, I’d try as many terms like these as I could think of.</text:span><text:span text:style-name="T5"> Furthermore, login services should prevent users from using easily guessable passwords. Check this </text:span><text:a xlink:type="simple" xlink:href="https://www.youtube.com/watch?app=desktop&amp;v=OOgjdQ5N7g8" text:style-name="Standard" text:visited-style-name="Standard"><text:span text:style-name="T12">video</text:span></text:a><text:span text:style-name="T5"> to learn more on how to protect your password. Also, you may find these two videos helpful, </text:span><text:a xlink:type="simple" xlink:href="https://www.youtube.com/watch?app=desktop&amp;v=FKXYW8erer0" text:style-name="Standard" text:visited-style-name="Standard"><text:span text:style-name="T12">video 1</text:span></text:a><text:span text:style-name="T5"> and </text:span><text:a xlink:type="simple" xlink:href="https://www.youtube.com/watch?v=RtUvMJFP_IE" text:style-name="Standard" text:visited-style-name="Standard"><text:span text:style-name="T12">video 2</text:span></text:a></text:p>
      <text:p text:style-name="P3"/>
      <text:p text:style-name="P7"><text:span text:style-name="T25">Notes: </text:span></text:p>
      <text:list xml:id="list1159218163" text:style-name="WWNum11">
        <text:list-item>
          <text:p text:style-name="P16"><text:span text:style-name="T5">For each question, submitted </text:span><text:span text:style-name="T7">scripts </text:span><text:span text:style-name="T5">are part of the evaluation process. Please include all commands and scripts in the submitted report. Screenshots are acceptable</text:span><text:span text:style-name="T21">. </text:span></text:p>
        </text:list-item>
        <text:list-item>
          <text:p text:style-name="P20"><text:soft-page-break/><text:span text:style-name="T21">Q</text:span><text:span text:style-name="T5">uality of the report will be </text:span><text:span text:style-name="T21">considered</text:span><text:span text:style-name="T5"> in grading (e.g., format and how clearly you present your work).</text:span></text:p>
        </text:list-item>
        <text:list-item>
          <text:p text:style-name="P23"><text:span text:style-name="T21">When manipulating files newlines can get appended and make the string comparison fail (you can check their length). This applies to reading from the dictionary as well</text:span></text:p>
        </text:list-item>
        <text:list-item>
          <text:p text:style-name="P23"><text:span text:style-name="T21">We recommend using Tmux to allow your script to work in the background.</text:span></text:p>
        </text:list-item>
      </text:list>
      <text:p text:style-name="P7"/>
      <text:p text:style-name="P12"/>
      <text:p text:style-name="P10"><text:span text:style-name="T13"><text:s/>Question 1 (5 points):</text:span><text:span text:style-name="T14"> </text:span></text:p>
      <text:p text:style-name="P10"><text:span text:style-name="T5">Many users select weak passwords; for example, in 2020, the password </text:span><text:span text:style-name="T10">'123456’</text:span><text:span text:style-name="T5"> was used by over 2 million users and exposed over 23 million times, check this </text:span><text:a xlink:type="simple" xlink:href="https://nordpass.com/most-common-passwords-list/" text:style-name="Standard" text:visited-style-name="Standard"><text:span text:style-name="T12">link</text:span></text:a><text:span text:style-name="T5">. The file MostCommonPWs lists a few of the most common passwords. To save agent Bond, who was, as usual, captured, you must break into the account of his guard, </text:span><text:span text:style-name="T15">Adam L</text:span><text:span text:style-name="T27">.</text:span><text:span text:style-name="T5">, whose userid is simply his first name. Luckily, </text:span><text:span text:style-name="T15">Adam </text:span><text:span text:style-name="T5">was stupid, and used a quite common password. Use the </text:span><text:span text:style-name="T17">GuardLogin1.pyc</text:span><text:span text:style-name="T5"> utility, to find the password, and provide it in your answer. You will find a </text:span><text:span text:style-name="T17">sampleLoginScript.py</text:span><text:span text:style-name="T7"> </text:span><text:span text:style-name="T5">to help you understand how </text:span><text:span text:style-name="T17">GuardLogin1.pyc</text:span><text:span text:style-name="T5"> was implemented. </text:span></text:p>
      <text:p text:style-name="P3"/>
      <text:p text:style-name="P26"><text:span text:style-name="T5">What was the password? ___________________ </text:span></text:p>
      <text:p text:style-name="P26"><text:span text:style-name="T5">How many guesses did you need? ___________________ </text:span></text:p>
      <text:p text:style-name="P26"><text:span text:style-name="T5">How long did it take to either find the word or run through all of </text:span><text:span text:style-name="T21">the most common passwords? ______________________</text:span></text:p>
      <text:p text:style-name="P3"/>
      <text:p text:style-name="P10"><text:span text:style-name="T13">Question 2 (10 points):</text:span><text:span text:style-name="T14"> </text:span><text:span text:style-name="T5"> </text:span></text:p>
      <text:p text:style-name="P10"><text:span text:style-name="T5">Unfortunately, Bond was captured on his way out. Not as smart as in the movies, is he? Well, let’s save him again. This time, his guard is </text:span><text:span text:style-name="T15">Al Capone </text:span><text:span text:style-name="T5">; and the password utility was improved and prevents use of the passwords in the </text:span><text:span text:style-name="T7">MostCommonPWs </text:span><text:span text:style-name="T5">file. But no problem; the password is surely in the file </text:span><text:span text:style-name="T7">Dictionary</text:span><text:span text:style-name="T5">, which contains a list of quite-commonly-used passwords. So, you just need to try passwords until you find the right one… Use the </text:span><text:span text:style-name="T7">GuardLogin2.pyc</text:span><text:span text:style-name="T5"> utility as much as you need, to find the password, and provide it in your answer. Hints: (1) </text:span><text:span text:style-name="T15">Al</text:span><text:span text:style-name="T5">’s username is again his first name, (try smal</text:span><text:span text:style-name="T21">l case and capital case</text:span><text:span text:style-name="T5">) (2) program</text:span><text:span text:style-name="T21">ming is good for you, write some code!</text:span></text:p>
      <text:p text:style-name="P10"><text:span text:style-name="T10">Note:</text:span><text:span text:style-name="T5"> when manipulating files newlines can get appended and make the string comparison fail. Similarly, when reading </text:span><text:span text:style-name="T21">from a dictionary</text:span><text:span text:style-name="T5"> make sure to remove newlines. </text:span></text:p>
      <text:p text:style-name="P10"><text:soft-page-break/><text:span text:style-name="T5">Write a script that uses the </text:span><text:span text:style-name="T7">dictionary </text:span><text:span text:style-name="T5">to guess the password. Answer the following:</text:span></text:p>
      <text:p text:style-name="P26"><text:span text:style-name="T5">What was the password? </text:span><text:span text:style-name="T8">contrib</text:span><text:span text:style-name="T5"> </text:span></text:p>
      <text:p text:style-name="P26"><text:span text:style-name="T5">How many guesses did you need? </text:span><text:span text:style-name="T8">16355</text:span></text:p>
      <text:p text:style-name="P26"><text:span text:style-name="T5">The time to execute these guesses. </text:span><text:span text:style-name="T8">16m20.318s</text:span><text:span text:style-name="T9"> </text:span></text:p>
      <text:p text:style-name="P26"><text:span text:style-name="T5">What is the factor that made this less/more secure from the previous question (#1)?</text:span></text:p>
      <text:p text:style-name="P27"><text:span text:style-name="T5">The list of potential passwords was larger, and therefor brute-forcing the passwords took more time compared to the smaller passwords file in question 1. </text:span></text:p>
      <text:p text:style-name="P3"/>
      <text:p text:style-name="P10"><text:span text:style-name="T13">Question 3 (1</text:span><text:span text:style-name="T28">0</text:span><text:span text:style-name="T13"> points):</text:span><text:span text:style-name="T14"> </text:span></text:p>
      <text:p text:style-name="P10"><text:span text:style-name="T5">Before you manage to </text:span><text:span text:style-name="T21">get the agent</text:span><text:span text:style-name="T5"> bond out, the guards were able to figure out the risk </text:span><text:span text:style-name="T15">Al Capone</text:span><text:span text:style-name="T5"> is putting on their system. They asked him to reconsider choosing his password. </text:span><text:span text:style-name="T15">Al Capone</text:span><text:span text:style-name="T5"> was fast enough to change his old password with a new one from the same dictionary, but he </text:span><text:span text:style-name="T21">added in a random position </text:span><text:span text:style-name="T5">one special character from this list [!,@,#]. Write a script that uses the </text:span><text:span text:style-name="T7">dictionary </text:span><text:span text:style-name="T5">to guess the password. The new login utility is GuardLogin3. </text:span><text:span text:style-name="T21">(The script may take some time, feel free to open a new terminal and go to question 4)</text:span></text:p>
      <text:p text:style-name="P10"><text:span text:style-name="T5">Answer the following:</text:span></text:p>
      <text:p text:style-name="P28"><text:span text:style-name="T5">What was the password? </text:span><text:span text:style-name="T8">#lortab</text:span><text:span text:style-name="T9"> </text:span></text:p>
      <text:p text:style-name="P26"><text:span text:style-name="T5">How many guesses did you need? ___________________ </text:span></text:p>
      <text:p text:style-name="P26"><text:span text:style-name="T5">The time to execute these guesses. __________________ </text:span></text:p>
      <text:p text:style-name="P26"><text:span text:style-name="T5">What is the factor that made this less/more secure from the previous question (#2)?</text:span></text:p>
      <text:p text:style-name="P13"/>
      <text:p text:style-name="P10"><text:span text:style-name="T13">Question 4 (1</text:span><text:span text:style-name="T28">0</text:span><text:span text:style-name="T13"> points):</text:span></text:p>
      <text:p text:style-name="P10"><text:span text:style-name="T5">Bad news: Bond was re-captured. Yes, again. And they improved the password utility again: it takes 20 seconds per guess – and we don’t have all day, they are torturing him! The previous solution may not work well enough.</text:span></text:p>
      <text:p text:style-name="P10"><text:span text:style-name="T5">Good news: hackers posted (yet another) password file online; we got a copy of it for you, file name </text:span><text:span text:style-name="T7">'LeakedPasswords'</text:span><text:span text:style-name="T5">. The password list in the format </text:span><text:span text:style-name="T7">(username, password)</text:span></text:p>
      <text:p text:style-name="P10"><text:span text:style-name="T5">A common, bad practice when choosing passwords is reusing the same password on multiple websites. Let us see if we can find a match that works </text:span><text:soft-page-break/><text:span text:style-name="T5">for any of the guards. Hoping one of the guards reused a password from the leaked passwords files. Guards' names are </text:span><text:span text:style-name="T15">Charles Manson</text:span><text:span text:style-name="T16">, </text:span><text:span text:style-name="T15">Ted Kaczynski</text:span><text:span text:style-name="T16">, </text:span><text:span text:style-name="T15">Tom Horn</text:span><text:span text:style-name="T16">, </text:span><text:span text:style-name="T15">Bonnie</text:span><text:span text:style-name="T16">, </text:span><text:span text:style-name="T15">Clyde</text:span><text:span text:style-name="T16">, </text:span><text:span text:style-name="T15">Andrew Kehoe</text:span><text:span text:style-name="T16">, </text:span><text:span text:style-name="T15">Ted Bundy</text:span><text:span text:style-name="T16"> </text:span><text:span text:style-name="T5">and </text:span><text:span text:style-name="T15">Tim McVeigh</text:span><text:span text:style-name="T5">, and whose usernames are just the first names. Surely, at least one of them uses the same userid and password as in the Passwords file, right? </text:span></text:p>
      <text:p text:style-name="P10"><text:span text:style-name="T5">Find it! Quickly!! Provide password and guard-name in your answer. The new login utility is GuardLogin4.</text:span></text:p>
      <text:p text:style-name="P10"><text:span text:style-name="T5">Generate a password file for all students including username and password.</text:span></text:p>
      <text:p text:style-name="P10"><text:span text:style-name="T5">Write a script that uses the </text:span><text:span text:style-name="T7">'LeakedPasswords'</text:span><text:span text:style-name="T5"> to guess the password. Answer the following:</text:span></text:p>
      <text:p text:style-name="P3"/>
      <text:p text:style-name="P11"><text:span text:style-name="T5">What was the password? ___________________ </text:span></text:p>
      <text:p text:style-name="P11"><text:span text:style-name="T5">How many guesses did you need? ___________________ </text:span></text:p>
      <text:p text:style-name="P11"><text:span text:style-name="T5">The time to execute these guesses. __________________ </text:span></text:p>
      <text:p text:style-name="P3"/>
      <text:p text:style-name="P12"/>
      <text:p text:style-name="P12"/>
      <text:p text:style-name="P10"><text:span text:style-name="T13">Question 5 (1</text:span><text:span text:style-name="T28">5</text:span><text:span text:style-name="T13"> points):</text:span></text:p>
      <text:p text:style-name="P10"><text:span text:style-name="T5">Guess what?? He got re-captured. It’s becoming boring, no? Worse: we tried all the passwords we found in the Passwords file posted by the hacker – none works; obviously, they changed all of them. </text:span><text:span text:style-name="T7">Moreover, they replaced </text:span><text:span text:style-name="T23">all the security</text:span><text:span text:style-name="T7"> guards, you do not know their names now!!!!!!!!!</text:span></text:p>
      <text:p text:style-name="P3"/>
      <text:p text:style-name="P10"><text:span text:style-name="T5">Maybe leave him to his well-deserved fate? No, let’s try to save him again, Ok?</text:span></text:p>
      <text:p text:style-name="P3"/>
      <text:p text:style-name="P10"><text:span text:style-name="T5">At least some good news: a </text:span><text:span text:style-name="T11">co-hacker was able to give us a copy of the</text:span><text:span text:style-name="T10"> actual passwords file</text:span><text:span text:style-name="T5">, called </text:span><text:span text:style-name="T7">HashedPasswordsQ5</text:span><text:span text:style-name="T5">. But this file does not contain the actual passwords, it contains the results of a ‘hash’ function applied to each password. The co-hacker also </text:span><text:span text:style-name="T19">got us a copy of the </text:span><text:span text:style-name="T20">GuardLogin5</text:span><text:span text:style-name="T19"> program</text:span><text:span text:style-name="T18">,</text:span><text:span text:style-name="T5"> which computes the hash to check the given password. </text:span></text:p>
      <text:p text:style-name="P10"><text:span text:style-name="T5">Ok, what do we do? We expect that one of these dumb guards will use a password from the Dictionary file. </text:span><text:span text:style-name="T10">We just need to find which guard and which password; you may have more than one dumb guard</text:span><text:span text:style-name="T5">… How </text:span><text:soft-page-break/><text:span text:style-name="T5">can we do this efficiently?? </text:span><text:span text:style-name="T7">Provide all dumb guards names and passwords</text:span><text:span text:style-name="T5">. (Usernames can be in the form of name+digits)</text:span></text:p>
      <text:p text:style-name="P10"><text:span text:style-name="T5">Note: A cryptographic hash is a function that takes arbitrary length inputs to a fixed length string.  In this lab we’ll focus on 256-bit length outputs.</text:span></text:p>
      <text:p text:style-name="P14"/>
      <text:p text:style-name="P10"><text:span text:style-name="T13">Question 6 (1</text:span><text:span text:style-name="T28">5</text:span><text:span text:style-name="T13"> points):</text:span></text:p>
      <text:p text:style-name="P10"><text:span text:style-name="T5">Oh, not again! He got caught – and the system was further modified! But at least, we received the new password file; it’s now called </text:span><text:span text:style-name="T7">SaltedPasswords</text:span><text:span text:style-name="T5">. This file contains the hash for each password, almost as before, except that the hash is applied to the </text:span><text:span text:style-name="T7">concatenation</text:span><text:span text:style-name="T5"> of the password and of a random value called `salt’; the `salt’ values are also included in the SaltedPasswords file. And we also have the new </text:span><text:span text:style-name="T7">GuardLogin6 </text:span><text:span text:style-name="T5">program, which </text:span><text:span text:style-name="T21">computes</text:span><text:span text:style-name="T5"> the hash over the password and the salt…</text:span></text:p>
      <text:p text:style-name="P10"><text:span text:style-name="T5">Can you help? Let’s hope there’s still some dumb guard using password from the dictionary file.</text:span></text:p>
      <text:p text:style-name="P10"><text:span text:style-name="T5">Can you find and provide the password and user-name of that guard? </text:span></text:p>
      <text:p text:style-name="P10"><text:span text:style-name="T5">Can you identify the most important security difference (advantage or disadvantage) in the use of salt (compared to the previous system, hashing without salt)? <text:s/></text:span></text:p>
      <text:p text:style-name="P15"/>
      <text:p text:style-name="P29"><text:span text:style-name="T28">Question 7 (15 points):</text:span><text:span text:style-name="T21"> Every time a guard chooses a password agent </text:span><text:span text:style-name="T23">Bond</text:span><text:span text:style-name="T21"> manages to escape. The security guards got crazy about it and decided to use a password generator to select a strong password, namely, </text:span><text:span text:style-name="T23">“creation.py”</text:span><text:span text:style-name="T21">. Someone from your team was able to get that program “creation.py”, and was able to capture the guard generated hash, stored in another file named </text:span><text:span text:style-name="T24">hash_to_crack7</text:span><text:span text:style-name="T21">.  </text:span><text:span text:style-name="T23">“creation.py” </text:span><text:span text:style-name="T21">is a python script that was used to generate the </text:span><text:span text:style-name="T23">hash_to_crack7</text:span><text:span text:style-name="T21"> file. Study the file and answer the following questions.</text:span></text:p>
      <text:list xml:id="list699879304" text:style-name="WWNum1">
        <text:list-item>
          <text:p text:style-name="P24"><text:span text:style-name="T21">How was your string </text:span><text:span text:style-name="T24">hash_to_crack7</text:span><text:span text:style-name="T21"> created?</text:span></text:p>
        </text:list-item>
      </text:list>
      <text:list xml:id="list3712795923" text:style-name="WWNum9">
        <text:list-item>
          <text:p text:style-name="P25"><text:span text:style-name="T21">How many possible passwords could be created by </text:span><text:span text:style-name="T24">creation.py</text:span><text:span text:style-name="T21">?  It may help you to know the average length of a word in dictionary file.  Show your work.</text:span></text:p>
        </text:list-item>
      </text:list>
      <text:list xml:id="list544584310" text:style-name="WWNum10">
        <text:list-item>
          <text:p text:style-name="P31"><text:span text:style-name="T21">Write a program to find what password was used to create </text:span><text:span text:style-name="T24">hash_to_crack7</text:span><text:span text:style-name="T21">.  You can try to algorithmic reverse SHA256, this may or may not be a good idea.  What are your other options? You may use any or all of the code in </text:span><text:span text:style-name="T24">creation.py</text:span><text:span text:style-name="T21"> to help you.  </text:span></text:p>
        </text:list-item>
      </text:list>
      <text:p text:style-name="P32"><text:span text:style-name="T23">  </text:span><text:span text:style-name="T21"> <text:line-break/>Include your code and report the following: </text:span></text:p>
      <text:list xml:id="list424896104" text:style-name="WWNum6">
        <text:list-item>
          <text:p text:style-name="P34"><text:span text:style-name="T21">The password: ___________________ </text:span></text:p>
        </text:list-item>
      </text:list>
      <text:list xml:id="list3096043866" text:style-name="WWNum8">
        <text:list-item>
          <text:p text:style-name="P35"><text:span text:style-name="T21">How many guesses you needed ___________________ </text:span></text:p>
        </text:list-item>
      </text:list>
      <text:list xml:id="list1382024408" text:style-name="WWNum7">
        <text:list-item>
          <text:p text:style-name="P36"><text:soft-page-break/><text:span text:style-name="T21">The time to execute these guesses. __________________ </text:span></text:p>
        </text:list-item>
      </text:list>
      <text:p text:style-name="P33"/>
      <text:p text:style-name="P30"/>
      <text:p text:style-name="P10"><text:span text:style-name="T13">Question </text:span><text:span text:style-name="T28">8</text:span><text:span text:style-name="T13"> (1</text:span><text:span text:style-name="T28">5</text:span><text:span text:style-name="T13"> points)</text:span><text:span text:style-name="T5">:</text:span></text:p>
      <text:p text:style-name="P8"><text:span text:style-name="T25">From bond’s exercises, questions 5 and 6, you already know how to deal with a leaked password file for all logins to a system. Use the website </text:span><text:a xlink:type="simple" xlink:href="https://haveibeenpwned.com/" text:style-name="Standard" text:visited-style-name="Standard"><text:span text:style-name="T30">HaveIbeenPWNed.com</text:span></text:a><text:span text:style-name="T25"> to see if your email (and password) got exposed in a previous leakage </text:span><text:span text:style-name="T21">incident</text:span><text:span text:style-name="T25">, check the link </text:span><text:a xlink:type="simple" xlink:href="https://www.upguard.com/blog/biggest-data-breaches?utm_campaign=newsletters-2021&amp;utm_medium=email&amp;_hsmi=107357784&amp;_hsenc=p2ANqtz--Hn2he_UmopR9KN7YD-yrg2GXIvc8E6WScdw2zmgoD5UHtOQBbPLH4S-hFzYiggPDJ6BQxkeetO_DnjMsQvXi-0VKxttHU7W7NtMgQSqsTKqf15qg&amp;utm_content=107308563&amp;utm_source=hs_email" text:style-name="Standard" text:visited-style-name="Standard"><text:span text:style-name="T31">here</text:span></text:a><text:span text:style-name="T33"> </text:span><text:span text:style-name="T25">and </text:span><text:a xlink:type="simple" xlink:href="https://www.informationisbeautiful.net/visualizations/worlds-biggest-data-breaches-hacks/" text:style-name="Standard" text:visited-style-name="Standard"><text:span text:style-name="T31">here </text:span></text:a><text:span text:style-name="T25"><text:s/>for some examples of a few famous data breaches. </text:span></text:p>
      <text:p text:style-name="P8"><text:span text:style-name="T25">In this exercise we would like you to see how many hashes you can recover from a LinkedIn password breach </text:span><text:span text:style-name="T21">incident</text:span><text:span text:style-name="T25">. One famous data breach was the LinkedIn accounts of about 170 million people that were compromised in 2012. The hashed password file unexpectedly appeared on the dark web in 2016. The breach revealed that linkedin was using </text:span><text:span text:style-name="T35">unsalted SHA1</text:span><text:span text:style-name="T36"> for hashing the passwords.</text:span><text:span text:style-name="T25"> The LinkedIn hacker, a Russian, was sentenced to over seven years in prison by a federal jury on September 29th, 2020. </text:span></text:p>
      <text:p text:style-name="P8"><text:bookmark text:name="_heading=h.gjdgxs"/><text:span text:style-name="T25">To start, you will find a file named </text:span><text:span text:style-name="T26">"LinkedIn_HalfMillionHashes.txt"</text:span><text:span text:style-name="T25"> in your project folder, namely, passwords-files; usernames were removed for privacy. The hashes are all in SHA1, just like in the previous questions. The file contains multiple hashes that you will work on cracking. This time you can use a powerful tool that is used widely to crack hashes: <text:s/></text:span><text:span text:style-name="T26">"hashcat"</text:span><text:span text:style-name="T25">. You can learn it by typing </text:span><text:span text:style-name="T26">"hashcat -h"</text:span><text:span text:style-name="T25"> to see the manual. You can also watch this </text:span><text:a xlink:type="simple" xlink:href="https://www.youtube.com/watch?v=EfqJCKWtGiU" text:style-name="Standard" text:visited-style-name="Standard"><text:span text:style-name="T32">video</text:span></text:a><text:a xlink:type="simple" xlink:href="https://www.youtube.com/watch?v=EfqJCKWtGiU" text:style-name="Standard" text:visited-style-name="Standard"><text:span text:style-name="T34"> </text:span></text:a><text:span text:style-name="T25">to understand how to use the tool. You can use the </text:span><text:span text:style-name="T26">dictionary </text:span><text:span text:style-name="T25">file you used before to crack these hashes. A better wordlist, named “rockyou.txt,” is also available to use. </text:span></text:p>
      <text:p text:style-name="P8"><text:span text:style-name="T25">Try </text:span><text:span text:style-name="T21">to find</text:span><text:span text:style-name="T25"> passwords that have one-to-one matches in the “</text:span><text:span text:style-name="T26">dictionary” </text:span><text:span text:style-name="T25">file</text:span><text:span text:style-name="T26"> </text:span><text:span text:style-name="T25">and </text:span><text:span text:style-name="T26">“rockyou.txt”</text:span><text:span text:style-name="T25"> file.</text:span></text:p>
      <text:list xml:id="list2223564252" text:style-name="WWNum4">
        <text:list-item>
          <text:p text:style-name="P17"><text:span text:style-name="T5">Use the “</text:span><text:span text:style-name="T7">dictionary” </text:span><text:span text:style-name="T5">file</text:span><text:span text:style-name="T7"> </text:span><text:span text:style-name="T5">as your source for the wordlist to try cracking </text:span><text:span text:style-name="T7">LinkedIn_HalfMillionHashes.txt</text:span></text:p>
        </text:list-item>
      </text:list>
      <text:list xml:id="list2364498029" text:style-name="WWNum3">
        <text:list-item>
          <text:list>
            <text:list-item>
              <text:p text:style-name="P37"><text:span text:style-name="T5">Write the command you used.</text:span></text:p>
            </text:list-item>
            <text:list-item>
              <text:p text:style-name="P37"><text:span text:style-name="T5">How many hash passwords were you able to recover? List the 3 top passwords on your list.</text:span></text:p>
            </text:list-item>
            <text:list-item>
              <text:p text:style-name="P37"><text:span text:style-name="T5">How long did it take?</text:span></text:p>
            </text:list-item>
          </text:list>
        </text:list-item>
      </text:list>
      <text:list xml:id="list205430488271627" text:continue-list="list2223564252" text:style-name="WWNum4">
        <text:list-item>
          <text:p text:style-name="P17"><text:span text:style-name="T5">repeat the previous step using the </text:span><text:span text:style-name="T7">“rockyou.txt” </text:span></text:p>
          <text:list>
            <text:list-item>
              <text:p text:style-name="P38"><text:span text:style-name="T5">Write the command you used.</text:span></text:p>
            </text:list-item>
            <text:list-item>
              <text:p text:style-name="P38"><text:span text:style-name="T5">How many hash passwords were you able to recover? List the 3 top passwords on your list.</text:span></text:p>
            </text:list-item>
            <text:list-item>
              <text:p text:style-name="P39"><text:span text:style-name="T5">How long did it take?</text:span></text:p>
            </text:list-item>
          </text:list>
        </text:list-item>
      </text:list>
      <text:p text:style-name="P8"><text:span text:style-name="T25">Let’s try to be more innovative and make use of how users usually pick their passwords. Try to make use of the</text:span><text:span text:style-name="T26"> rule sets and masks features</text:span><text:span text:style-name="T25"> and </text:span><text:soft-page-break/><text:span text:style-name="T25">rerun your hashcat. Use only the </text:span><text:span text:style-name="T26">“rockyou.txt.” </text:span><text:span text:style-name="T25">For each command you try list:</text:span></text:p>
      <text:list xml:id="list908720263" text:style-name="WWNum2">
        <text:list-item>
          <text:p text:style-name="P18"><text:span text:style-name="T5">How many extra Hashes you were able to recover</text:span></text:p>
        </text:list-item>
        <text:list-item>
          <text:p text:style-name="P21"><text:span text:style-name="T5">How long did it take to recover these hashes</text:span></text:p>
        </text:list-item>
      </text:list>
      <text:p text:style-name="P4"/>
      <text:p text:style-name="P8"><text:span text:style-name="T37">What do you think LinkedIn could have done better than just using unsalted SHA1, to manage these passwords?</text:span></text:p>
      <text:p text:style-name="P9"/>
      <text:p text:style-name="P8"><text:span text:style-name="T26">Valuable Notes:</text:span></text:p>
      <text:list xml:id="list4245744347" text:style-name="WWNum5">
        <text:list-item>
          <text:p text:style-name="P19"><text:span text:style-name="T5">hashcat will report how many passwords it “recovered” when it finishes.</text:span></text:p>
        </text:list-item>
        <text:list-item>
          <text:p text:style-name="P19"><text:span text:style-name="T5">Keep a backup of the original file of hashes (we saved one for you in the </text:span><text:span text:style-name="T7">Documents</text:span><text:span text:style-name="T5"> folder)</text:span></text:p>
        </text:list-item>
        <text:list-item>
          <text:p text:style-name="P19"><text:span text:style-name="T5">You can use the </text:span><text:a xlink:type="simple" xlink:href="https://haveibeenpwned.com/Passwords" text:style-name="Standard" text:visited-style-name="Standard"><text:span text:style-name="T5">--remove flag</text:span></text:a><text:span text:style-name="T5"> <text:s/>option to remove cracked hashes from the input file. As a result, if you run the commands more than once without changing anything, it won't crack anything after the first time.</text:span></text:p>
        </text:list-item>
        <text:list-item>
          <text:p text:style-name="P19"><text:span text:style-name="T5">You may need to remove ~/.hashcat/hashcat.potfile to redo the crack </text:span></text:p>
        </text:list-item>
        <text:list-item>
          <text:p text:style-name="P22"><text:span text:style-name="T5">You can use the wc -l or tail -f to monitor the </text:span><text:span text:style-name="T21">changes</text:span><text:span text:style-name="T5"> in the cracked file and the output file.</text:span></text:p>
        </text:list-item>
      </text:list>
      <text:p text:style-name="P4"/>
      <text:p text:style-name="P10"><text:span text:style-name="T13">Question </text:span><text:span text:style-name="T28">10</text:span><text:span text:style-name="T13"> (5 points)</text:span><text:span text:style-name="T5">: Why does any system, that requires login, always wants your password to be “difficult for others to guess”? What could happen if it is not? State at least 4 rules to consider (Do and do not while selecting a password) that makes a password hard to guess.</text:span></text:p>
      <text:p text:style-name="normal"><text:span text:style-name="T25">Some issues to consider while writing: 1) who is trying to guess your password? 2) What do they know? 3) How long do you think it takes a computer to try a gu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Lohit Devanagari1" svg:font-family="'Lohit Devanagari'"/>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Roboto1" svg:font-family="Roboto"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11in" loext: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0" style:family="paragraph" style:parent-style-name="normal" style:default-outline-level=""/>
    <style:style style:name="List_20_Paragraph" style:display-name="List Paragraph" style:family="paragraph" style:parent-style-name="normal" style:default-outline-level="">
      <style:paragraph-properties fo:margin-left="0.5in" fo:margin-right="0in" fo:margin-top="0in" fo:margin-bottom="0.111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text:list-level-style-bullet>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20:49:00</meta:creation-date>
    <meta:initial-creator>Ghalwash, Haitham</meta:initial-creator>
    <dc:date>2022-02-13T20:54:29.306064427</dc:date>
    <meta:editing-duration>PT9M49S</meta:editing-duration>
    <meta:editing-cycles>1</meta:editing-cycles>
    <meta:document-statistic meta:table-count="1" meta:image-count="0" meta:object-count="0" meta:page-count="7" meta:paragraph-count="89" meta:word-count="2243" meta:character-count="13043" meta:non-whitespace-character-count="10860"/>
    <meta:generator>LibreOffice/6.4.7.2$Linux_X86_64 LibreOffice_project/40$Build-2</meta:generator>
  </office:meta>
</office:document-meta>
</file>